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1000004A678DD6A22E2310F11.png" manifest:media-type="image/png"/>
  <manifest:file-entry manifest:full-path="Pictures/1000000000000121000004A6573ABA6AAC2438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765cm, 0cm, 7.757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3.522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3.676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009cm, 0cm, 15.717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82cm" svg:height="6.646cm" svg:x="14.016cm" svg:y="6.878cm">
          <draw:image xlink:href="Pictures/1000000000000121000004A6573ABA6AAC243835.png" xlink:type="simple" xlink:show="embed" xlink:actuate="onLoad">
            <text:p/>
          </draw:image>
        </draw:frame>
        <draw:frame draw:style-name="gr2" draw:text-style-name="P1" draw:layer="layout" svg:width="6.477cm" svg:height="6.743cm" svg:x="1.199cm" svg:y="6.83cm">
          <draw:image xlink:href="Pictures/1000000000000121000004A678DD6A22E2310F11.png" xlink:type="simple" xlink:show="embed" xlink:actuate="onLoad">
            <text:p/>
          </draw:image>
        </draw:frame>
        <draw:frame draw:style-name="gr3" draw:text-style-name="P1" draw:layer="layout" svg:width="6.503cm" svg:height="6.642cm" svg:x="20.278cm" svg:y="6.88cm">
          <draw:image xlink:href="Pictures/1000000000000121000004A678DD6A22E2310F11.png" xlink:type="simple" xlink:show="embed" xlink:actuate="onLoad">
            <text:p/>
          </draw:image>
        </draw:frame>
        <draw:frame draw:style-name="gr4" draw:text-style-name="P1" draw:layer="layout" svg:width="6.503cm" svg:height="6.598cm" svg:x="7.607cm" svg:y="6.902cm">
          <draw:image xlink:href="Pictures/1000000000000121000004A678DD6A22E2310F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23:06:23.630883829</meta:creation-date>
    <dc:date>2017-12-13T01:24:55.350316591</dc:date>
    <meta:editing-duration>PT7M23S</meta:editing-duration>
    <meta:editing-cycles>2</meta:editing-cycles>
    <meta:generator>LibreOffice/5.1.6.2$Linux_X86_64 LibreOffice_project/10m0$Build-2</meta:generator>
    <meta:document-statistic meta:object-count="4"/>
  </office:meta>
</office:document-meta>
</file>